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3566666666667cm" style:use-optimal-column-width="true"/>
    </style:style>
    <style:style style:name="co11" style:family="table-column">
      <style:table-column-properties fo:break-before="auto" style:column-width="3.1115cm"/>
    </style:style>
    <style:style style:name="co12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ContrattoTelefonico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MinutiResidui</text:p>
          </table:table-cell>
          <table:table-cell office:value-type="string" table:style-name="ce4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table:style-name="ce4"/>
          <table:table-cell office:value-type="string" table:style-name="ce5">
            <text:p>ricaric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number-rows-repeated="1047374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associataA</text:p>
          </table:table-cell>
          <table:table-cell office:value-type="string" table:style-name="ce4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eraAssociataA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0:29:26Z</dc:date>
    <meta:editing-duration>PT0S</meta:editing-duration>
  </office:meta>
</office:document-meta>
</file>